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SFMono-Regular" svg:font-family="SFMono-Regular, Menlo, Monaco, Consolas, 'Liberation Mono', 'Courier New', monospace"/>
  </office:font-face-decls>
  <office:automatic-styles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a secuencia de sucesión de Fibonacci tiene la fórmula Fn = Fn-1 + Fn-2. En otras palabras, el siguiente número es una suma de los dos anteriores.</text:p>
      <text:p text:style-name="Standard"/>
      <text:p text:style-name="Standard">Los dos primeros números son 1, luego 2(1+1), luego 3(1+2), 5(2+3) y así sucesivamente: 1, 1, 2, 3, 5, 8, 13, 21....</text:p>
      <text:p text:style-name="Standard"/>
      <text:p text:style-name="Standard">La sucesión de Fibonacci está relacionada la proporción áurea y muchos fenómenos naturales alrededor nuestro.</text:p>
      <text:p text:style-name="Standard"/>
      <text:p text:style-name="Standard">Realizar un script que escriba la sucesión de Fibonacci hasta un valor n introducido por el usuari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8:49:07.494180237</meta:creation-date>
    <dc:date>2023-10-09T18:50:01.983135145</dc:date>
    <meta:editing-duration>PT55S</meta:editing-duration>
    <meta:editing-cycles>1</meta:editing-cycles>
    <meta:document-statistic meta:table-count="0" meta:image-count="0" meta:object-count="0" meta:page-count="1" meta:paragraph-count="4" meta:word-count="81" meta:character-count="470" meta:non-whitespace-character-count="393"/>
    <meta:generator>LibreOffice/7.4.7.2$Linux_X86_64 LibreOffice_project/40$Build-2</meta:generator>
  </office:meta>
</office:document-meta>
</file>